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w times roman" svg:font-family="'New times roman'"/>
    <style:font-face style:name="Times new" svg:font-family="'Times new'"/>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1cfa54"/>
    </style:style>
    <style:style style:name="P2" style:family="paragraph" style:parent-style-name="Heading_20_3">
      <style:text-properties officeooo:rsid="001e3d5e" officeooo:paragraph-rsid="001e3d5e"/>
    </style:style>
    <style:style style:name="P3" style:family="paragraph" style:parent-style-name="Standard">
      <style:paragraph-properties fo:text-align="justify" style:justify-single-word="false"/>
      <style:text-properties officeooo:rsid="001cfa54" officeooo:paragraph-rsid="001cfa54"/>
    </style:style>
    <style:style style:name="P4" style:family="paragraph" style:parent-style-name="Standard">
      <style:paragraph-properties fo:text-align="justify" style:justify-single-word="false"/>
    </style:style>
    <style:style style:name="P5" style:family="paragraph" style:parent-style-name="Text_20_body">
      <style:text-properties officeooo:paragraph-rsid="001cfa54"/>
    </style:style>
    <style:style style:name="P6" style:family="paragraph" style:parent-style-name="Text_20_body">
      <style:paragraph-properties fo:text-align="justify" style:justify-single-word="false"/>
      <style:text-properties officeooo:rsid="001e3d5e" officeooo:paragraph-rsid="001e3d5e"/>
    </style:style>
    <style:style style:name="P7" style:family="paragraph" style:parent-style-name="Text_20_body" style:list-style-name="L1">
      <style:paragraph-properties fo:text-align="justify" style:justify-single-word="false"/>
      <style:text-properties officeooo:rsid="001e3d5e" officeooo:paragraph-rsid="001e3d5e"/>
    </style:style>
    <style:style style:name="T1" style:family="text">
      <style:text-properties officeooo:rsid="001cfa54"/>
    </style:style>
    <style:style style:name="T2" style:family="text">
      <style:text-properties officeooo:rsid="001e3d5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9850" style:font-weight-asian="normal" style:font-weight-complex="normal"/>
    </style:style>
    <style:style style:name="T6" style:family="text">
      <style:text-properties style:text-underline-style="solid" style:text-underline-type="double"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Compilation et Exécution</text:h>
      <text:p text:style-name="P6">Dans le répertoire src :</text:p>
      <text:list xml:id="list56885881" text:style-name="L1">
        <text:list-item>
          <text:p text:style-name="P7">make : permet de compiler l’analyseur lexical avec pour nom <text:span text:style-name="T3">as</text:span><text:span text:style-name="T4">.</text:span></text:p>
        </text:list-item>
        <text:list-item>
          <text:p text:style-name="P7"><text:span text:style-name="T4">sh Test.sh ou ./Test.sh : permet de tester l’analyseur lexical sur un ensemble de fichier test situé dans le répertorie Tests. Ce script permet également la création d’un fichier résultat dans le répertoire Tests qui est un résumé des résultats du test de l’analyseur sur les fichiers tests.</text:span></text:p>
        </text:list-item>
        <text:list-item>
          <text:p text:style-name="P7"><text:span text:style-name="T4">./</text:span><text:span text:style-name="T5">as &lt; &lt;nom_du_fichier&gt; : Exécution de l’analyseur lexical sur une fichier.</text:span></text:p>
        </text:list-item>
      </text:list>
      <text:h text:style-name="P1" text:outline-level="3"><text:span text:style-name="T1">Choix d’implémentations</text:span></text:h>
      <text:p text:style-name="P4"><text:span text:style-name="T1">Résolution de conflit</text:span> : Pour la résolution de conflit dans le fichier .y, nous avons décider d’utiliser les precedences car cela nous permet de ne pas modifier la grammaire.</text:p>
      <text:p text:style-name="P3">En effet, cela permet d’éviter de rendre la grammaire moins lisible.</text:p>
      <text:p text:style-name="P3"/>
      <text:p text:style-name="P3">L’utilisation de YY_INPUT au lieu de special<text:span text:style-name="T2">()</text:span> et REJECT : Pour permettre l’affichage d’une ligne entière contenant une erreur, nous avons décider d’utiliser YY_INPUT car <text:span text:style-name="T2">on trouve que cette méthode est beaucoup plus simple.</text:span></text:p>
      <text:h text:style-name="P1" text:outline-level="3"><text:span text:style-name="T1">Difficultés rencontrées :</text:span></text:h>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w times roman" svg:font-family="'New times roman'"/>
    <style:font-face style:name="Times new" svg:font-family="'Times new'"/>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8:53:21.134241833</meta:creation-date>
    <meta:generator>LibreOffice/6.4.6.2$Linux_X86_64 LibreOffice_project/40$Build-2</meta:generator>
    <dc:date>2020-12-26T21:55:19.418383849</dc:date>
    <meta:editing-duration>PT11M19S</meta:editing-duration>
    <meta:editing-cycles>3</meta:editing-cycles>
    <meta:document-statistic meta:table-count="0" meta:image-count="0" meta:object-count="0" meta:page-count="1" meta:paragraph-count="10" meta:word-count="160" meta:character-count="993" meta:non-whitespace-character-count="846"/>
  </office:meta>
</office:document-meta>
</file>